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B4000009A0195EA69297AB543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-5%" draw:contrast="-3%" draw:gamma="90%" draw:red="0%" draw:green="1%" draw:blue="3%" fo:clip="rect(0cm, 16.584cm, 22.349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022cm" svg:height="18.935cm" draw:transform="skewX (-0.000174532925199433) rotate (1.56433860856252) translate (0.994cm 12.081cm)">
          <draw:image xlink:href="Pictures/10000000000006B4000009A0195EA69297AB5431.jpg" xlink:type="simple" xlink:show="embed" xlink:actuate="onLoad">
            <text:p/>
          </draw:image>
        </draw:frame>
        <draw:frame draw:style-name="gr1" draw:text-style-name="P1" draw:layer="layout" svg:width="11.022cm" svg:height="18.935cm" draw:transform="skewX (-0.000174532925199433) rotate (1.56433860856252) translate (0.994cm 28.622cm)">
          <draw:image xlink:href="Pictures/10000000000006B4000009A0195EA69297AB543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6T17:43:12.642000000</dc:date>
    <meta:editing-duration>PT6M29S</meta:editing-duration>
    <meta:editing-cycles>1</meta:editing-cycles>
    <meta:generator>LibreOffice/5.2.6.2$Windows_x86 LibreOffice_project/a3100ed2409ebf1c212f5048fbe377c281438fdc</meta:generator>
    <meta:document-statistic meta:object-count="2"/>
  </office:meta>
</office:document-meta>
</file>